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3.184cm" fo:margin-left="0cm" fo:margin-right="0cm" table:align="margins" style:may-break-between-rows="false"/>
    </style:style>
    <style:style style:name="Tabelle2.A" style:family="table-column">
      <style:table-column-properties style:column-width="3.184cm" style:rel-column-width="65535*"/>
    </style:style>
    <style:style style:name="Tabelle2.1" style:family="table-row">
      <style:table-row-properties style:min-row-height="3.856cm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bl-profile" style:family="table">
      <style:table-properties style:width="9.581cm" fo:margin-left="0cm" fo:margin-right="5.75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2.865cm" style:rel-column-width="19596*"/>
    </style:style>
    <style:style style:name="tbl-profile.B" style:family="table-column">
      <style:table-column-properties style:column-width="6.717cm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97cm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97cm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4.925cm" style:rel-column-width="21060*"/>
    </style:style>
    <style:style style:name="COMPETENCES.B" style:family="table-column">
      <style:table-column-properties style:column-width="10.4cm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1.499cm" style:rel-column-width="6410*"/>
    </style:style>
    <style:style style:name="ACTIVITIES.C" style:family="table-column">
      <style:table-column-properties style:column-width="12.33cm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1.506cm" style:rel-column-width="6441*"/>
    </style:style>
    <style:style style:name="PROJECTS.B" style:family="table-column">
      <style:table-column-properties style:column-width="1.485cm" style:rel-column-width="6351*"/>
    </style:style>
    <style:style style:name="PROJECTS.C" style:family="table-column">
      <style:table-column-properties style:column-width="12.333cm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1.499cm" style:rel-column-width="6410*"/>
    </style:style>
    <style:style style:name="ADVANCED_5f_TRAININGS.C" style:display-name="ADVANCED_TRAININGS.C" style:family="table-column">
      <style:table-column-properties style:column-width="12.33cm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97cm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97cm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97cm" fo:border-left="1pt solid #1e5a96" fo:border-right="1pt solid #1e5a96" fo:border-top="none" fo:border-bottom="1pt solid #1e5a96"/>
    </style:style>
    <style:style style:name="EDUCATIONS" style:family="table">
      <style:table-properties style:width="15.321cm" fo:margin-left="0cm" fo:margin-right="0.019cm" table:align="margins"/>
    </style:style>
    <style:style style:name="EDUCATIONS.A" style:family="table-column">
      <style:table-column-properties style:column-width="1.498cm" style:rel-column-width="6405*"/>
    </style:style>
    <style:style style:name="EDUCATIONS.B" style:family="table-column">
      <style:table-column-properties style:column-width="1.499cm" style:rel-column-width="6413*"/>
    </style:style>
    <style:style style:name="EDUCATIONS.C" style:family="table-column">
      <style:table-column-properties style:column-width="12.324cm" style:rel-column-width="52717*"/>
    </style:style>
    <style:style style:name="EDUCATIONS.A1" style:family="table-cell">
      <style:table-cell-properties fo:background-color="#1e5a96" fo:padding="0.097cm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97cm" fo:border="1pt solid #1e5a96">
        <style:background-image/>
      </style:table-cell-properties>
    </style:style>
    <style:style style:name="EDUCATIONS.A2" style:family="table-cell">
      <style:table-cell-properties fo:padding="0.097cm" fo:border-left="1pt solid #1e5a96" fo:border-right="none" fo:border-top="none" fo:border-bottom="1pt solid #1e5a96"/>
    </style:style>
    <style:style style:name="EDUCATIONS.B2" style:family="table-cell">
      <style:table-cell-properties fo:padding="0.097cm" fo:border-left="1pt solid #1e5a96" fo:border-right="none" fo:border-top="none" fo:border-bottom="1pt solid #1e5a96"/>
    </style:style>
    <style:style style:name="EDUCATIONS.C2" style:family="table-cell">
      <style:table-cell-properties fo:padding="0.097cm" fo:border-left="1pt solid #1e5a96" fo:border-right="1pt solid #1e5a96" fo:border-top="none" fo:border-bottom="1pt solid #1e5a96"/>
    </style:style>
    <style:style style:name="LANGUAGES" style:family="table">
      <style:table-properties style:width="15.321cm" fo:margin-left="0cm" fo:margin-right="0.019cm" table:align="margins"/>
    </style:style>
    <style:style style:name="LANGUAGES.A" style:family="table-column">
      <style:table-column-properties style:column-width="4.295cm" style:rel-column-width="18371*"/>
    </style:style>
    <style:style style:name="LANGUAGES.B" style:family="table-column">
      <style:table-column-properties style:column-width="11.026cm" style:rel-column-width="47164*"/>
    </style:style>
    <style:style style:name="LANGUAGES.A1" style:family="table-cell">
      <style:table-cell-properties fo:background-color="#1e5a96" fo:padding="0.097cm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97cm" fo:border="1pt solid #1e5a96">
        <style:background-image/>
      </style:table-cell-properties>
    </style:style>
    <style:style style:name="LANGUAGES.A2" style:family="table-cell">
      <style:table-cell-properties fo:padding="0.097cm" fo:border-left="1pt solid #1e5a96" fo:border-right="none" fo:border-top="none" fo:border-bottom="1pt solid #1e5a96"/>
    </style:style>
    <style:style style:name="LANGUAGES.B2" style:family="table-cell">
      <style:table-cell-properties fo:padding="0.097cm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96971" officeooo:paragraph-rsid="01096971" style:font-name-asian="Times New Roman" style:font-size-asian="10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7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8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3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6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8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9" style:family="paragraph" style:parent-style-name="Standard">
      <style:text-properties style:font-name="Roboto Light1" officeooo:rsid="004a6425" officeooo:paragraph-rsid="004a6425"/>
    </style:style>
    <style:style style:name="P30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1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32" style:family="paragraph" style:parent-style-name="Standard">
      <style:text-properties style:font-name="Roboto Light1" officeooo:rsid="00bdb8ba" officeooo:paragraph-rsid="01017a94" fo:background-color="transparent"/>
    </style:style>
    <style:style style:name="P33" style:family="paragraph" style:parent-style-name="Standard">
      <style:text-properties style:font-name="Roboto Light2"/>
    </style:style>
    <style:style style:name="P34" style:family="paragraph" style:parent-style-name="Standard">
      <style:paragraph-properties fo:text-align="start" style:justify-single-word="false"/>
      <style:text-properties style:font-name="Roboto Light2"/>
    </style:style>
    <style:style style:name="P35" style:family="paragraph" style:parent-style-name="Standard">
      <style:text-properties style:font-name="Humnst777 Lt BT1" officeooo:rsid="00c36693" officeooo:paragraph-rsid="00c36693"/>
    </style:style>
    <style:style style:name="P36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7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8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9" style:family="paragraph" style:parent-style-name="Standard">
      <style:text-properties fo:color="#ffffff" style:font-name="Roboto2" fo:font-weight="normal" officeooo:rsid="00e23ce4" officeooo:paragraph-rsid="00ffa7b9" style:font-weight-asian="normal" style:font-weight-complex="normal"/>
    </style:style>
    <style:style style:name="P40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officeooo:paragraph-rsid="01017a94"/>
    </style:style>
    <style:style style:name="P46" style:family="paragraph" style:parent-style-name="Standard">
      <style:text-properties officeooo:rsid="00d493c0" officeooo:paragraph-rsid="01087dfd"/>
    </style:style>
    <style:style style:name="P47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P48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P49" style:family="paragraph" style:parent-style-name="Small">
      <style:text-properties style:font-name="Roboto Light1"/>
    </style:style>
    <style:style style:name="P50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P51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margin-left="1.131cm" fo:margin-right="1.162cm" fo:text-align="center" style:justify-single-word="false" fo:text-indent="0cm" style:auto-text-indent="false"/>
      <style:text-properties style:font-name="Roboto Light"/>
    </style:style>
    <style:style style:name="P58" style:family="paragraph" style:parent-style-name="Preformatted_20_Text">
      <style:paragraph-properties fo:text-align="center" style:justify-single-word="false">
        <style:tab-stops>
          <style:tab-stop style:position="2.141cm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9" style:family="paragraph" style:parent-style-name="Standard">
      <style:paragraph-properties fo:margin-left="0cm" fo:margin-right="-0.025cm" fo:text-align="center" style:justify-single-word="false" fo:text-indent="0cm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60" style:family="paragraph" style:parent-style-name="Roboto_20_light">
      <style:text-properties officeooo:paragraph-rsid="01017a94"/>
    </style:style>
    <style:style style:name="P61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P62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3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4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5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66" style:family="paragraph" style:parent-style-name="Heading_20_1">
      <style:text-properties officeooo:rsid="00f08541" officeooo:paragraph-rsid="01087dfd"/>
    </style:style>
    <style:style style:name="P67" style:family="paragraph" style:parent-style-name="Heading_20_1">
      <style:text-properties officeooo:paragraph-rsid="01017a94"/>
    </style:style>
    <style:style style:name="P68" style:family="paragraph" style:parent-style-name="Heading_20_1">
      <style:text-properties officeooo:paragraph-rsid="00ffa7b9"/>
    </style:style>
    <style:style style:name="P69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officeooo:rsid="004a6425"/>
    </style:style>
    <style:style style:name="T3" style:family="text">
      <style:text-properties style:font-name="Roboto Light1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08d6042"/>
    </style:style>
    <style:style style:name="T6" style:family="text">
      <style:text-properties officeooo:rsid="000ee956"/>
    </style:style>
    <style:style style:name="T7" style:family="text">
      <style:text-properties officeooo:rsid="009035d0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c33a7e"/>
    </style:style>
    <style:style style:name="T11" style:family="text">
      <style:text-properties officeooo:rsid="00ed9e3a"/>
    </style:style>
    <style:style style:name="T12" style:family="text">
      <style:text-properties style:font-name="Roboto Light" fo:font-size="9pt" fo:background-color="transparent" loext:char-shading-value="0" style:font-size-asian="9pt" style:font-size-complex="9pt"/>
    </style:style>
    <style:style style:name="T13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4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15cm" fo:border="0.99pt solid #999999" style:shadow="none" draw:shadow-opacity="100%" style:flow-with-text="false"/>
    </style:style>
    <style:style style:name="fr6" style:family="graphic" style:parent-style-name="Frame">
      <style:graphic-properties fo:margin-left="0cm" fo:margin-right="0cm" fo:margin-top="0cm" fo:margin-bottom="0cm" style:print-content="false" style:protect="content size position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7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8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fo:padding="0cm" fo:border="0.99pt solid #ffffff" style:shadow="none" draw:shadow-opacity="100%" style:flow-with-text="false"/>
    </style:style>
    <style:style style:name="fr9" style:family="graphic" style:parent-style-name="Frame">
      <style:graphic-properties fo:margin-left="0cm" fo:margin-right="0cm" fo:margin-top="0cm" fo:margin-bottom="0cm" style:protect="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flow-with-text="false"/>
    </style:style>
    <style:style style:name="fr10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11" style:family="graphic" style:parent-style-name="Frame">
      <style:graphic-properties fo:margin-left="0cm" fo:margin-right="0cm" fo:margin-top="0cm" fo:margin-bottom="0cm" style:protect="position" style:vertical-pos="from-top" style:vertical-rel="paragraph" style:horizontal-pos="from-left" style:horizontal-rel="paragraph" fo:background-color="transparent" draw:fill="none" draw:fill-color="#ffffff" fo:padding="0.55cm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6.237cm" svg:y="2.78cm" svg:width="1.644cm" draw:z-index="1">
        <draw:text-box fo:min-height="0.794cm">
          <text:p text:style-name="P35">[PROJECT]</text:p>
        </draw:text-box>
      </draw:frame>
      <draw:frame draw:style-name="fr5" draw:name="pitc_org_unit" text:anchor-type="page" text:anchor-page-number="1" svg:x="8.814cm" svg:y="2.794cm" svg:width="1.72cm" draw:z-index="2">
        <draw:text-box fo:min-height="0.794cm">
          <text:p text:style-name="P35">[SECTION]</text:p>
        </draw:text-box>
      </draw:frame>
      <draw:frame draw:style-name="fr6" draw:name="Frame8" text:anchor-type="page" text:anchor-page-number="1" svg:x="3.725cm" svg:y="2.353cm" svg:width="1.951cm" draw:z-index="3">
        <draw:text-box fo:min-height="0.443cm">
          <text:p text:style-name="Small">Kundenkürzel</text:p>
        </draw:text-box>
      </draw:frame>
      <draw:frame draw:style-name="fr7" draw:name="Frame7" text:anchor-type="page" text:anchor-page-number="1" svg:x="8.814cm" svg:y="2.362cm" svg:width="1.951cm" draw:z-index="4">
        <draw:text-box fo:min-height="0.443cm">
          <text:p text:style-name="P49">Bereichskürzel</text:p>
        </draw:text-box>
      </draw:frame>
      <draw:frame draw:style-name="fr5" draw:name="pitc_customer_shortid" text:anchor-type="page" text:anchor-page-number="1" svg:x="3.725cm" svg:y="2.794cm" svg:width="1.663cm" draw:z-index="5">
        <draw:text-box fo:min-height="0.794cm">
          <text:p text:style-name="P35">[CLIENT]</text:p>
        </draw:text-box>
      </draw:frame>
      <draw:frame draw:style-name="fr8" draw:name="Frame6" text:anchor-type="page" text:anchor-page-number="1" svg:x="6.237cm" svg:y="2.339cm" svg:width="1.951cm" draw:z-index="6">
        <draw:text-box fo:min-height="0.443cm">
          <text:p text:style-name="P49">Projektkürzel</text:p>
        </draw:text-box>
      </draw:frame>
      <draw:frame draw:style-name="fr9" draw:name="pitc_subject" text:anchor-type="page" text:anchor-page-number="1" svg:x="3.69cm" svg:y="5.694cm" svg:width="15.393cm" draw:z-index="7">
        <draw:text-box fo:min-height="1.235cm">
          <text:p text:style-name="P59">Cur<text:span text:style-name="T11">r</text:span>iculum Vitae<text:line-break/><text:span text:style-name="T10">[NAME]</text:span></text:p>
        </draw:text-box>
      </draw:frame>
      <draw:frame draw:style-name="fr10" draw:name="frame-image" text:anchor-type="page" text:anchor-page-number="2" svg:x="15.785cm" svg:y="4.21cm" svg:width="3.184cm" svg:height="3.196cm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3" draw:name="profile_picture" text:anchor-type="paragraph" svg:width="2.99cm" svg:height="2.99cm" draw:z-index="9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62"/>
      <text:p text:style-name="P33"/>
      <text:p text:style-name="P33"/>
      <text:p text:style-name="P34"/>
      <text:p text:style-name="P58">[TITLE_FUNCTION]</text:p>
      <text:p text:style-name="P33"/>
      <text:p text:style-name="P33"><draw:frame draw:style-name="fr11" draw:name="pitc_abstract" text:anchor-type="paragraph" svg:x="-0.323cm" svg:y="0.035cm" svg:width="16.141cm" draw:z-index="0"><draw:text-box fo:min-height="2.429cm"><text:p text:style-name="P57">Der vorliegende Lebenslauf ist nur für die Empfängerfirma bestimmt. </text:p><text:p text:style-name="P57">Die darin enthaltenen Personendaten sind vertraulich zu behandeln.</text:p></draw:text-box></draw:frame></text:p>
      <text:p text:style-name="P36"><text:span text:style-name="T12">erstellt am </text:span><text:span text:style-name="T13">[DATE]</text:span></text:p>
      <text:p text:style-name="P33"/>
      <text:p text:style-name="P23"/>
      <text:p text:style-name="P23"/>
      <text:p text:style-name="P2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1">1 <text:s text:c="3"/>Personalien<text:tab/>2</text:p>
          <text:p text:style-name="P61">2 <text:s text:c="3"/>Kernkompetenzen<text:tab/>2</text:p>
          <text:p text:style-name="P61">3 <text:s text:c="3"/>Stationen<text:tab/>2</text:p>
          <text:p text:style-name="P61">4 <text:s text:c="3"/>Projekte<text:tab/>2</text:p>
          <text:p text:style-name="P61">5 <text:s text:c="3"/>Weiterbildung (Schulungen, Kurse, Konferenzen, Referate)<text:tab/>2</text:p>
          <text:p text:style-name="P61">6 <text:s text:c="3"/>Ausbildung<text:tab/>3</text:p>
          <text:p text:style-name="P61">7 <text:s text:c="3"/>Sprachkenntnisse<text:tab/>3</text:p>
        </text:index-body>
      </text:table-of-content>
      <text:p text:style-name="P23"/>
      <text:p text:style-name="P23"/>
      <text:p text:style-name="P24"/>
      <text:p text:style-name="P24"/>
      <text:p text:style-name="P25"/>
      <text:h text:style-name="P69" text:outline-level="1"><text:span text:style-name="T8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29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5">Abschluss</text:p>
          </table:table-cell>
          <table:table-cell table:style-name="tbl-profile.B2" office:value-type="string">
            <text:list xml:id="list1564324884" text:style-name="L1">
              <text:list-header>
                <text:p text:style-name="P63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29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141950510395439" text:continue-numbering="true" text:style-name="L1">
              <text:list-header>
                <text:p text:style-name="P64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3">E-Mail</text:p>
          </table:table-cell>
          <table:table-cell table:style-name="tbl-profile.B5" office:value-type="string">
            <text:list xml:id="list141950191885006" text:continue-numbering="true" text:style-name="L1">
              <text:list-header>
                <text:p text:style-name="P65">[EMAIL]</text:p>
              </text:list-header>
            </text:list>
          </table:table-cell>
        </table:table-row>
      </table:table>
      <text:h text:style-name="Heading_20_1" text:outline-level="1">Kernkompetenzen</text:h>
      <text:p text:style-name="P46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4">Kategorie</text:p>
            </table:table-cell>
            <table:table-cell table:style-name="COMPETENCES.B1" office:value-type="string">
              <text:p text:style-name="P44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4">[CATEGORY]</text:p>
          </table:table-cell>
          <table:table-cell table:style-name="COMPETENCES.B2" office:value-type="string">
            <text:p text:style-name="P18">[COMPETENCE]</text:p>
          </table:table-cell>
        </table:table-row>
      </table:table>
      <text:h text:style-name="P66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0">Von</text:p>
            </table:table-cell>
            <table:table-cell table:style-name="ACTIVITIES.A1" office:value-type="string">
              <text:p text:style-name="P40">Bis</text:p>
            </table:table-cell>
            <table:table-cell table:style-name="ACTIVITIES.C1" office:value-type="string">
              <text:p text:style-name="P42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2">[MONTH_FROM][YEAR_FROM]</text:p>
          </table:table-cell>
          <table:table-cell table:style-name="ACTIVITIES.A2" office:value-type="string">
            <text:p text:style-name="P11">[MONTH_TO][YEAR_TO]</text:p>
          </table:table-cell>
          <table:table-cell table:style-name="ACTIVITIES.C2" office:value-type="string">
            <text:p text:style-name="P17">[ACTIVITY]</text:p>
          </table:table-cell>
        </table:table-row>
      </table:table>
      <text:h text:style-name="P67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0">Von</text:p>
            </table:table-cell>
            <table:table-cell table:style-name="PROJECTS.A1" office:value-type="string">
              <text:p text:style-name="P40">Bis</text:p>
            </table:table-cell>
            <table:table-cell table:style-name="PROJECTS.C1" office:value-type="string">
              <text:p text:style-name="P43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0">[MONTH_FROM][YEAR_FROM]</text:p>
          </table:table-cell>
          <table:table-cell table:style-name="PROJECTS.A2" office:value-type="string">
            <text:p text:style-name="P60">[MONTH_TO][YEAR_TO]</text:p>
          </table:table-cell>
          <table:table-cell table:style-name="PROJECTS.C2" office:value-type="string">
            <text:p text:style-name="P27">[PROJECT_TITLE]</text:p>
            <text:p text:style-name="P16"/>
            <text:p text:style-name="P26">Projektbeschreibung</text:p>
            <text:p text:style-name="P45">[PROJECT_DESCRIPTION]</text:p>
            <text:p text:style-name="P28"/>
            <text:p text:style-name="P26">Rolle und Aufgaben im Projekt</text:p>
            <text:p text:style-name="P45">[PROJECT_ROLE]</text:p>
            <text:p text:style-name="P28"/>
            <text:p text:style-name="P26">Eingesetzte Technologien und Methoden</text:p>
            <text:p text:style-name="P45">[PROJECT_TECHNOLOGY]</text:p>
          </table:table-cell>
        </table:table-row>
      </table:table>
      <text:h text:style-name="P67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0">Von</text:p>
            </table:table-cell>
            <table:table-cell table:style-name="ADVANCED_5f_TRAININGS.A1" office:value-type="string">
              <text:p text:style-name="P40">Bis</text:p>
            </table:table-cell>
            <table:table-cell table:style-name="ADVANCED_5f_TRAININGS.C1" office:value-type="string">
              <text:p text:style-name="P41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9">[MONTH_FROM][YEAR_FROM]</text:p>
            <text:p text:style-name="P20"/>
          </table:table-cell>
          <table:table-cell table:style-name="ADVANCED_5f_TRAININGS.B2" office:value-type="string">
            <text:p text:style-name="P19">[MONTH_TO][YEAR_TO]</text:p>
          </table:table-cell>
          <table:table-cell table:style-name="ADVANCED_5f_TRAININGS.C2" office:value-type="string">
            <text:p text:style-name="P32">[ADVANCED_TRAINING]</text:p>
          </table:table-cell>
        </table:table-row>
      </table:table>
      <text:h text:style-name="Heading_20_1" text:outline-level="1"><text:soft-page-break/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7">Von</text:p>
            </table:table-cell>
            <table:table-cell table:style-name="EDUCATIONS.A1" office:value-type="string">
              <text:p text:style-name="P37">Bis</text:p>
            </table:table-cell>
            <table:table-cell table:style-name="EDUCATIONS.C1" office:value-type="string">
              <text:p text:style-name="P38">A<text:span text:style-name="T9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1">[MONTH_FROM][YEAR_FROM]</text:p>
          </table:table-cell>
          <table:table-cell table:style-name="EDUCATIONS.B2" office:value-type="string">
            <text:p text:style-name="P21">[MONTH_TO][YEAR_TO]</text:p>
          </table:table-cell>
          <table:table-cell table:style-name="EDUCATIONS.C2" office:value-type="string">
            <text:p text:style-name="P30">[EDUCATION]</text:p>
          </table:table-cell>
        </table:table-row>
      </table:table>
      <text:h text:style-name="P68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39">Sprache</text:p>
            </table:table-cell>
            <table:table-cell table:style-name="LANGUAGES.B1" office:value-type="string">
              <text:p text:style-name="P39">Level</text:p>
            </table:table-cell>
          </table:table-row>
        </table:table-header-rows>
        <table:table-row>
          <table:table-cell table:style-name="LANGUAGES.A2" office:value-type="string">
            <text:p text:style-name="P22">[LANGUAGE]</text:p>
          </table:table-cell>
          <table:table-cell table:style-name="LANGUAGES.B2" office:value-type="string">
            <text:p text:style-name="P31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049cm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99cm" fo:margin-bottom="0.499cm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.506cm" fo:margin-right="0cm" fo:margin-top="0.499cm" fo:margin-bottom="0.199cm" loext:contextual-spacing="false" fo:text-indent="1.506cm" style:auto-text-indent="false" fo:padding="0.049cm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506cm" fo:margin-right="0cm" fo:margin-top="0.499cm" fo:margin-bottom="0.199cm" loext:contextual-spacing="false" fo:text-indent="1.506cm" style:auto-text-indent="false" fo:padding="0cm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06cm" fo:margin-right="0cm" fo:margin-top="0.499cm" fo:margin-bottom="0.199cm" loext:contextual-spacing="false" fo:text-indent="1.506cm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6cm" fo:margin-right="0cm" fo:margin-top="0.3cm" fo:margin-bottom="0.101cm" loext:contextual-spacing="false" fo:text-indent="1.506cm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1.78cm" fo:margin-right="0cm" fo:margin-top="0.101cm" fo:margin-bottom="0.101cm" loext:contextual-spacing="false" fo:text-indent="0.536cm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2.03cm" fo:margin-right="0cm" fo:margin-top="0.106cm" fo:margin-bottom="0.106cm" loext:contextual-spacing="false" fo:text-indent="-2.03cm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2.29cm" fo:margin-right="0cm" fo:margin-top="0.106cm" fo:margin-bottom="0.106cm" loext:contextual-spacing="false" fo:text-indent="-2.29c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106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2.79cm" fo:margin-right="0cm" fo:margin-top="0.106cm" fo:margin-bottom="0.106cm" loext:contextual-spacing="false" fo:text-indent="-2.79cm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457cm" fo:margin-right="0cm" fo:margin-top="0.3cm" fo:margin-bottom="0.15cm" loext:contextual-spacing="false" fo:text-indent="-0.508cm" style:auto-text-indent="false" style:page-number="auto" fo:background-color="transparent" style:shadow="none">
        <style:tab-stops>
          <style:tab-stop style:position="16.127cm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806cm" fo:margin-right="0cm" fo:margin-top="0cm" fo:margin-bottom="0cm" loext:contextual-spacing="false" fo:text-indent="-0.826cm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1.076cm" fo:margin-right="0cm" fo:margin-top="0cm" fo:margin-bottom="0cm" loext:contextual-spacing="false" fo:text-indent="-1.094cm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1.363cm" fo:margin-right="0cm" fo:margin-top="0cm" fo:margin-bottom="0cm" loext:contextual-spacing="false" fo:text-indent="-1.383cm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.002cm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cm" fo:margin-right="0cm" fo:margin-top="0.106cm" fo:margin-bottom="0.106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21cm" fo:margin-right="-0.005cm" fo:margin-top="0cm" fo:margin-bottom="0cm" loext:contextual-spacing="false" fo:text-indent="0cm" style:auto-text-indent="false">
        <style:tab-stops>
          <style:tab-stop style:position="8.278cm" style:type="center"/>
          <style:tab-stop style:position="15.365cm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cm" fo:margin-bottom="0cm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362cm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499cm" text:min-label-distance="0.199cm"/>
      </text:outline-level-style>
      <text:outline-level-style text:level="2" style:num-format="1" text:display-levels="2">
        <style:list-level-properties text:min-label-width="1.499cm" text:min-label-distance="0.199cm"/>
      </text:outline-level-style>
      <text:outline-level-style text:level="3" style:num-format="1" text:display-levels="3">
        <style:list-level-properties text:min-label-width="1.499cm" text:min-label-distance="0.199cm"/>
      </text:outline-level-style>
      <text:outline-level-style text:level="4" style:num-format="1" text:display-levels="4">
        <style:list-level-properties text:min-label-width="1.499cm" text:min-label-distance="0.199cm"/>
      </text:outline-level-style>
      <text:outline-level-style text:level="5" style:num-format="1" text:display-levels="5">
        <style:list-level-properties text:min-label-width="1.499cm" text:min-label-distance="0.199cm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5.005cm" fo:margin-left="0.099cm" table:align="left"/>
    </style:style>
    <style:style style:name="Tabelle1.A" style:family="table-column">
      <style:table-column-properties style:column-width="10.299cm"/>
    </style:style>
    <style:style style:name="Tabelle1.B" style:family="table-column">
      <style:table-column-properties style:column-width="4.706cm"/>
    </style:style>
    <style:style style:name="Tabelle1.1" style:family="table-row">
      <style:table-row-properties style:min-row-height="0.323cm"/>
    </style:style>
    <style:style style:name="Tabelle1.A1" style:family="table-cell">
      <style:table-cell-properties fo:padding="0cm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7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08d6042"/>
    </style:style>
    <style:style style:name="MT7" style:family="text">
      <style:text-properties officeooo:rsid="000ee956"/>
    </style:style>
    <style:style style:name="MT8" style:family="text">
      <style:text-properties officeooo:rsid="009035d0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848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4.343cm" fo:margin-left="0cm" fo:margin-right="0cm" fo:margin-top="1.087cm"/>
      </style:footer-style>
    </style:page-layout>
    <style:page-layout style:name="Mpm2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0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6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3.54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7">
      <style:page-layout-properties fo:page-width="29.699cm" fo:page-height="20.999cm" style:num-format="1" style:print-orientation="landscape" fo:margin-top="1.732cm" fo:margin-bottom="1.069cm" fo:margin-left="2.935cm" fo:margin-right="1.96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42cm" fo:margin-left="0cm" fo:margin-right="3.565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8">
      <style:page-layout-properties fo:page-width="20.999cm" fo:page-height="29.699cm" style:num-format="1" style:print-orientation="portrait" fo:margin-top="1.251cm" fo:margin-bottom="1.076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2.522cm" fo:margin-left="0cm" fo:margin-right="0cm" fo:margin-top="1.087cm"/>
      </style:footer-style>
    </style:page-layout>
    <style:page-layout style:name="Mpm9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10.592cm" svg:y="0cm" svg:width="4.745cm" draw:z-index="0"><draw:text-box fo:min-height="2.775cm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3.376cm" svg:y="0cm" svg:width="7.218cm" draw:z-index="0"><draw:text-box fo:min-height="1.065cm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19-08-14T14:19:50.051635983">20190814</text:date></text:span><text:span text:style-name="MT1">w</text:span><text:span text:style-name="MT1"><text:word-count>226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11.979cm" svg:y="0cm" svg:width="3.353cm" draw:z-index="11"><draw:text-box fo:min-height="0.593cm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11.989cm" svg:y="0cm" svg:width="3.353cm" draw:z-index="0"><draw:text-box fo:min-height="0.593cm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21.429cm" svg:y="0cm" svg:width="3.353cm" draw:z-index="0"><draw:text-box fo:min-height="0.593cm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9.585cm" svg:y="0.328cm" svg:width="5.69cm" svg:height="1.473cm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6">3</text:span>7, <text:span text:style-name="MT7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4">Niederlassung Zürich: Limmatstrasse 214, CH-8005 Zürich / <text:span text:style-name="MT8">Tel. +41 44 552 22 44</text:span></text:p>
            </table:table-cell>
            <table:table-cell table:style-name="Tabelle1.A1" office:value-type="string">
              <text:p text:style-name="MP16">info@puzzle.ch</text:p>
            </table:table-cell>
          </table:table-row>
        </table:table>
        <text:p text:style-name="MP17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54</meta:editing-cycles>
    <meta:editing-duration>PT9H58M28S</meta:editing-duration>
    <dc:date>2019-08-14T14:19:49.906506311</dc:date>
    <dc:title>Curriculum Vitae - @titleFullname</dc:title>
    <meta:document-statistic meta:table-count="9" meta:image-count="2" meta:object-count="0" meta:page-count="3" meta:paragraph-count="98" meta:word-count="226" meta:character-count="1764" meta:non-whitespace-character-count="1611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